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apter1</text:h>
      <text:p text:style-name="Standard">Text body for Chapter1.</text:p>
      <text:h text:style-name="Heading_20_1" text:outline-level="1">Chapter2</text:h>
      <text:p text:style-name="Standard">Simple Text for Chapter2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0:08:50.249204085</meta:creation-date>
    <dc:date>2018-04-04T23:33:26.075091543</dc:date>
    <meta:editing-duration>PT4M50S</meta:editing-duration>
    <meta:editing-cycles>5</meta:editing-cycles>
    <meta:generator>LibreOffice/5.4.5.1$Linux_X86_64 LibreOffice_project/40m0$Build-1</meta:generator>
    <meta:document-statistic meta:table-count="0" meta:image-count="0" meta:object-count="0" meta:page-count="1" meta:paragraph-count="4" meta:word-count="10" meta:character-count="64" meta:non-whitespace-character-count="58"/>
  </office:meta>
</office:document-meta>
</file>